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Kriptografi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dahuluan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1">Message Digest, mengubah data dalam bentuk string digit (MD5, SHA). One way hash</text:p>
              </text:list-item>
              <text:list-item>
                <text:p text:style-name="P1">Symmetric Cryptography</text:p>
              </text:list-item>
              <text:list-item>
                <text:p text:style-name="P1">Asymmetric Cryptography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>
            <draw:text-box>
              <text:list text:style-name="L2">
                <text:list-item>
                  <text:p>Pada hashing, hanya mengubah data ke dalam barisan kode, tanpa bisa dikembalikan lagi</text:p>
                </text:list-item>
                <text:list-item>
                  <text:p>Symmetric Crypto: kunci digunakan untuk enkripsi dan dekripsi</text:p>
                </text:list-item>
                <text:list-item>
                  <text:p>Asymmetric Crypto: ada kunci publik dan kunci private.</text:p>
                </text:list-item>
              </text:list>
            </draw:text-box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 Hashing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MD5</text:p>
              </text:list-item>
              <text:list-item>
                <text:p>SHA/SHA-1, SHA-256, SHA-512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Enkripsi dan Dekripsi Symmetric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Menggunakan algoritma DES</text:p>
              </text:list-item>
              <text:list-item>
                <text:p>Generate key (menggunakan panjang key 56)</text:p>
              </text:list-item>
              <text:list-item>
                <text:p>Siapkan object Cipher yang menggunakan DES</text:p>
              </text:list-item>
              <text:list-item>
                <text:p>Enkripsi datany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Simple Symmetric</text:p>
              </text:list-item>
              <text:list-item>
                <text:p>Symmetric with key in file</text:p>
              </text:list-item>
              <text:list-item>
                <text:p>Symmetric with key from inp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Enkripsi dan Dekripsi Asymmetric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Menggunakan algoritma RSA</text:p>
              </text:list-item>
              <text:list-item>
                <text:p>Ada kunci public (yang digunakan untuk enkripsi) </text:p>
              </text:list-item>
              <text:list-item>
                <text:p>Ada kunci private (yang digunakan untuk dekripsi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Generate key dan simpan di file</text:p>
              </text:list-item>
              <text:list-item>
                <text:p>Enkripsi menggunakan public key</text:p>
              </text:list-item>
              <text:list-item>
                <text:p>Dekripsi menggunakan private ke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10T22:31:49.890251546</dc:date>
    <meta:editing-duration>PT22H23M21S</meta:editing-duration>
    <meta:editing-cycles>57</meta:editing-cycles>
    <meta:generator>LibreOffice/4.2.8.2$Linux_X86_64 LibreOffice_project/420m0$Build-2</meta:generator>
    <dc:creator>P Tamami</dc:creator>
    <meta:document-statistic meta:object-count="74"/>
  </office:meta>
</office:document-meta>
</file>